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line-through-style="solid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>
      <style:text-properties fo:font-size="18pt" style:text-underline-style="none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hai Chicken Curry</text:p>
      <text:p text:style-name="P1"/>
      <text:p text:style-name="P1"><text:s/>Marinate</text:p>
      <text:p text:style-name="Standard">1 lb chicken breast</text:p>
      <text:p text:style-name="Standard">2-3 tbsp thai red curry paste (prefer 3 tbsp)</text:p>
      <text:p text:style-name="Standard">1 tsp salt</text:p>
      <text:p text:style-name="Standard">½ tsp ground black pepper</text:p>
      <text:p text:style-name="Standard"/>
      <text:p text:style-name="P1">Cook on stove</text:p>
      <text:p text:style-name="Standard">2 tbsp coconut oil or olive oil</text:p>
      <text:p text:style-name="Standard">1 minced medium sweet/yellow onion (I used purple onion before and that was good)</text:p>
      <text:p text:style-name="Standard"/>
      <text:p text:style-name="Standard">&gt; After onion is browned, add marinated chicken breasts</text:p>
      <text:p text:style-name="Standard">&gt; After chicken breasts are grilled, add:</text:p>
      <text:p text:style-name="Standard">3 cloves garlic, minced (~ 1 tbsp)</text:p>
      <text:p text:style-name="Standard">1 tbs ginger, minced</text:p>
      <text:p text:style-name="Standard">1 tsp ground coriander</text:p>
      <text:p text:style-name="Standard"/>
      <text:p text:style-name="Standard">&gt; After sauteing until fragrant, lower heat to a simmer and add:</text:p>
      <text:p text:style-name="Standard">13 oz coconut milk</text:p>
      <text:p text:style-name="Standard">1 cup shredded carrots</text:p>
      <text:p text:style-name="Standard">2 cups spinach leaves</text:p>
      <text:p text:style-name="Standard"/>
      <text:p text:style-name="Standard">&gt; After simmering to desired consistency, add:</text:p>
      <text:p text:style-name="Standard">1 tbs lime juice</text:p>
      <text:p text:style-name="P2">1-2 tbsp brown sugar (I did not add sugar before, so no opinion yet)</text:p>
      <text:p text:style-name="Standard"/>
      <text:p text:style-name="Standard">&gt; Garnish with:</text:p>
      <text:p text:style-name="Standard">cilantro, green onion, or basil</text:p>
      <text:p text:style-name="Standard"/>
      <text:p text:style-name="Standard">&gt; Eat with ric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3-04T17:33:46.07</meta:creation-date>
    <dc:date>2020-03-18T08:06:32.21</dc:date>
    <meta:editing-duration>PT5H50M22S</meta:editing-duration>
    <meta:editing-cycles>6</meta:editing-cycles>
    <meta:generator>OpenOffice/4.1.4$Win32 OpenOffice.org_project/414m5$Build-9788</meta:generator>
    <meta:document-statistic meta:table-count="0" meta:image-count="0" meta:object-count="0" meta:page-count="1" meta:paragraph-count="24" meta:word-count="141" meta:character-count="740"/>
  </office:meta>
</office:document-meta>
</file>